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">
      <style:text-properties fo:color="#cccc99" fo:background-color="transparent"/>
    </style:style>
    <style:style style:name="P2" style:family="paragraph" style:parent-style-name="Text_20_body">
      <style:text-properties fo:color="#cccc99" fo:background-color="transparent"/>
    </style:style>
    <style:style style:name="P3" style:family="paragraph" style:parent-style-name="Code">
      <style:paragraph-properties fo:margin-left="0.4cm" fo:margin-right="0cm" fo:text-indent="0cm" style:auto-text-indent="fals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1Intro<text:tab/>2</text:p>
          <text:p text:style-name="P5">2Image prepare<text:tab/>2</text:p>
          <text:p text:style-name="P4">2.1Preparation Host<text:tab/>2</text:p>
          <text:p text:style-name="P4">2.2Parting<text:tab/>2</text:p>
          <text:p text:style-name="P4">2.3bootline<text:tab/>2</text:p>
          <text:p text:style-name="P4">2.4Extending config.txt<text:tab/>2</text:p>
          <text:p text:style-name="P5">3Creating<text:tab/>3</text:p>
          <text:p text:style-name="P5">4First Install and Update<text:tab/>3</text:p>
          <text:p text:style-name="P5">5Run Tests<text:tab/>4</text:p>
          <text:p text:style-name="P4">5.1Audio Test<text:tab/>4</text:p>
          <text:p text:style-name="P4">5.2Ensemble8<text:tab/>4</text:p>
          <text:p text:style-name="P4">5.3Standard Java Demos<text:tab/>5</text:p>
          <text:p text:style-name="P4">5.4Sun/Oracle jre<text:tab/>6</text:p>
          <text:p text:style-name="P4">5.5Sun with gluon 6<text:tab/>6</text:p>
          <text:p text:style-name="P4">5.6Cross check Raspbian<text:tab/>6</text:p>
          <text:p text:style-name="P5">6Prep 4 X<text:tab/>7</text:p>
          <text:p text:style-name="P5">7Add JRE<text:tab/>7</text:p>
          <text:p text:style-name="P4">7.1Added dirs in ala userland<text:tab/>7</text:p>
          <text:p text:style-name="P4">7.2Files added to userland<text:tab/>7</text:p>
          <text:p text:style-name="P4">7.3systemd add ons<text:tab/>7</text:p>
          <text:p text:style-name="P5">8Other Linux commands<text:tab/>7</text:p>
          <text:p text:style-name="P5">9ToDo<text:tab/>8</text:p>
          <text:p text:style-name="P5">10Links<text:tab/>9</text:p>
          <text:p text:style-name="P4">10.1alarm<text:tab/>9</text:p>
          <text:p text:style-name="P4">10.2OpenJDK<text:tab/>9</text:p>
          <text:p text:style-name="P4">10.3Liberica jre<text:tab/>9</text:p>
          <text:p text:style-name="P4">10.4Azul Zulu<text:tab/>9</text:p>
          <text:p text:style-name="P4">10.5Other<text:tab/>9</text:p>
          <text:p text:style-name="P4">10.6Hints<text:tab/>9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6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h Screen 800x480 and USB Audio Interface.</text:p>
      <text:p text:style-name="Text_20_body">Audio Interfaces are more stable in arch linux than in raspbian (why)</text:p>
      <text:p text:style-name="Text_20_body">Symtom: audacity sometimes stopps recording in raspbian.</text:p>
      <text:p text:style-name="Text_20_body">Arch is a pure systemd system.</text:p>
      <text:h text:style-name="Heading_20_2" text:outline-level="2">Preparation Host</text:h>
      <text:p text:style-name="Text_20_body">Knoppix 8,2 on old laptop</text:p>
      <text:h text:style-name="Heading_20_2" text:outline-level="2">get it</text:h>
      <text:p text:style-name="Text_20_body">Git clone h</text:p>
      <text:h text:style-name="Heading_20_1" text:outline-level="1">Image prepare</text:h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Extending config.txt</text:h>
      <text:p text:style-name="Text_20_body">Remove black borders</text:p>
      <text:p text:style-name="Code"><text:soft-page-break/>disable_overscan=1 </text:p>
      <text:p text:style-name="Text_20_body"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3">max_usb_current=1<text:line-break/>hdmi_force_hotplug=1<text:line-break/>config_hdmi_boost=7<text:line-break/>hdmi_group=2<text:line-break/>hdmi_mode=1<text:lin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Two commands by install advise</text:p>
      <text:p text:style-name="Code">pacman-key --init</text:p>
      <text:p text:style-name="Code"><text:soft-page-break/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P2">start with</text:p>
      <text:p text:style-name="P1">startx startlxde</text:p>
      <text:p text:style-name="P2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Run Tests</text:h>
      <text:h text:style-name="Heading_20_2" text:outline-level="2">Audio Test</text:h>
      <text:p text:style-name="Text_20_body">Install audacity</text:p>
      <text:p text:style-name="Code">pacman -S audacity</text:p>
      <text:p text:style-name="Text_20_body">Audio Interfaces are not visible</text:p>
      <text:p text:style-name="Text_20_body">must install</text:p>
      <text:p text:style-name="Code">pacman -S alsa-lib</text:p>
      <text:p text:style-name="Text_20_body">then audio interfaces are visible in audacity</text:p>
      <text:p text:style-name="Code">pacman -S alsa-utils</text:p>
      <text:p text:style-name="Text_20_body">then alsamixer is avaiable</text:p>
      <text:h text:style-name="Heading_20_2" text:outline-level="2">Ensemble8</text:h>
      <text:p text:style-name="Text_20_body">Test with bellsoft jre 9.....</text:p>
      <text:p text:style-name="Text_20_body"><text:soft-page-break/>Must run as root or problem with input</text:p>
      <text:p text:style-name="Text_20_body"/>
      <text:p text:style-name="Text_20_body">Bellsoft 11.0.2 lite does not contain FX</text:p>
      <text:p text:style-name="Text_20_body">Must run big</text:p>
      <text:p text:style-name="Text_20_body">Error message</text:p>
      <text:p text:style-name="Code">JavaFX detected no fonts! Please refer to release notes for proper font configuration</text:p>
      <text:p text:style-name="Text_20_body">Check with</text:p>
      <text:p text:style-name="Code">/usr/share/fonts</text:p>
      <text:p text:style-name="Text_20_body">contains something</text:p>
      <text:p text:style-name="Code">fc-list</text:p>
      <text:p text:style-name="Text_20_body">shows many fonts</text:p>
      <text:p text:style-name="Text_20_body">Adding lib/fonts with lucidia from other jdk goes to next step</text:p>
      <text:p text:style-name="Text_20_body">Hint</text:p>
      <text:p text:style-name="Text_20_body"><text:a xlink:type="simple" xlink:href="https://www.raspberrypi.org/forums/viewtopic.php?t=71111" text:style-name="Internet_20_link" text:visited-style-name="Visited_20_Internet_20_Link">https://www.raspberrypi.org/forums/viewtopic.php?t=71111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Next</text:p>
      <text:p text:style-name="Text_20_body">glGetError 0x505 == out of memory reported by the opengl gpu driver.</text:p>
      <text:p text:style-name="Text_20_body">gpu_mem=256</text:p>
      <text:p text:style-name="Text_20_body">Suxessful start script from ssh terminal</text:p>
      <text:p text:style-name="Code">DISPLAY=:0.0 j9/bin/java -Dprism.useFontConfig=false -jar Ensemble8.jar</text:p>
      <text:p text:style-name="Text_20_body">Mouse input on Ensemble8 … <text:s/>No keyboard input ???</text:p>
      <text:p text:style-name="Text_20_body">--- no keyboard ??? … Start command:</text:p>
      <text:p text:style-name="Code">j11b/bin/java -Dprism.useFontConfig=false -jar Ensemble8.jar</text:p>
      <text:p text:style-name="Text_20_body"/>
      <text:h text:style-name="Heading_20_2" text:outline-level="2">Standard Java Demos</text:h>
      <text:p text:style-name="Text_20_body">Test mit:</text:p>
      <text:p text:style-name="Code">jre8-openjdk </text:p>
      <text:p text:style-name="Text_20_body">Standard Java Demos</text:p>
      <text:p text:style-name="Text_20_body"/>
      <text:p text:style-name="Text_20_body">krötenlangsam</text:p>
      <text:p text:style-name="Text_20_body">alle Bellsoft stürzen ab</text:p>
      <text:p text:style-name="Text_20_body">Cross Test</text:p>
      <text:p text:style-name="Text_20_body">jre-openjdk</text:p>
      <text:p text:style-name="Text_20_body">was 11 ist</text:p>
      <text:p text:style-name="Text_20_body">Stürzt auch ab</text:p>
      <text:p text:style-name="Text_20_body">11er Demos holen:</text:p>
      <text:p text:style-name="Text_20_body">Aus zulu package (Azul Zulu)</text:p>
      <text:p text:style-name="Text_20_body">Bellsoft J11b mit 11er Demo … geht so</text:p>
      <text:p text:style-name="Text_20_body"><text:soft-page-break/>-Xcomp</text:p>
      <text:p text:style-name="Text_20_body">extem lange ladezeiten; dann nett</text:p>
      <text:p text:style-name="Text_20_body">jre-openjdk mit 11er Demo: Zuckt ruckelt aber dann schnell</text:p>
      <text:p text:style-name="Text_20_body">jre8-openjdk: -Xcomp : magic switch no effect</text:p>
      <text:p text:style-name="Text_20_body">jre11-openjdk ohne magic switch etwas langsamer aber startet viel schneller</text:p>
      <text:p text:style-name="Text_20_body">Ensble8 and bellsoft jre11 <text:span text:style-name="T2">ohne</text:span> X: surprise runs too … without keyboard</text:p>
      <text:p text:style-name="Text_20_body">can only be stopped with a </text:p>
      <text:p text:style-name="Code">killall java</text:p>
      <text:p text:style-name="Text_20_body"/>
      <text:h text:style-name="Heading_20_2" text:outline-level="2">Sun/Oracle jre</text:h>
      <text:p text:style-name="Text_20_body">Access download requires name password !</text:p>
      <text:p text:style-name="Text_20_body"><text:a xlink:type="simple" xlink:href="https://docs.oracle.com/javase/8/embedded/develop-apps-platforms/jrecreate.htm" text:style-name="Internet_20_link" text:visited-style-name="Visited_20_Internet_20_Link">https://docs.oracle.com/javase/8/embedded/develop-apps-platforms/jrecreate.htm</text:a> </text:p>
      <text:p text:style-name="Text_20_body">Use Script</text:p>
      <text:p text:style-name="Code">ejdk.sh</text:p>
      <text:p text:style-name="Text_20_body">to builsd sun jre.</text:p>
      <text:p text:style-name="Text_20_body">Loading time and execution speed </text:p>
      <text:p text:style-name="Text_20_body">BOOAAAAAHHHH</text:p>
      <text:h text:style-name="Heading_20_2" text:outline-level="2">Sun with gluon 6</text:h>
      <text:p text:style-name="Text_20_body"><text:a xlink:type="simple" xlink:href="https://stackoverflow.com/questions/38359076/how-can-i-get-javafx-working-on-raspberry-pi-3" text:style-name="Internet_20_link" text:visited-style-name="Visited_20_Internet_20_Link">https://stackoverflow.com/questions/38359076/how-can-i-get-javafx-working-on-raspberry-pi-3</text:a> </text:p>
      <text:p text:style-name="Text_20_body">Combine sun jre with gluon 6 (Problem armv7 arm v6 ?????)</text:p>
      <text:p text:style-name="Code"><text:s text:c="4"/>armv6hf-sdk/rt/lib/ext/jfxrt.jar --&gt; jre/lib/ext/</text:p>
      <text:p text:style-name="Code"><text:s text:c="4"/>armv6hf-sdk/rt/lib/arm/* --&gt; jre/lib/arm/</text:p>
      <text:p text:style-name="Code"><text:s text:c="4"/>armv6hf-sdk/rt/lib/javafx.platform.properties --&gt; jre/lib/</text:p>
      <text:p text:style-name="Code"><text:s text:c="4"/>armv6hf-sdk/rt/lib/javafx.properties --&gt; jre/lib/</text:p>
      <text:p text:style-name="Code"><text:s text:c="4"/>armv6hf-sdk/rt/lib/jfxswt.jar --&gt; jre/lib/</text:p>
      <text:p text:style-name="Text_20_body">exactly same problem as bellsoft11: no keyboard and block cursor after scrollbar usage</text:p>
      <text:p text:style-name="Text_20_body">different failure message because of fonts</text:p>
      <text:p text:style-name="Text_20_body">Start script Error message no Fonts</text:p>
      <text:p text:style-name="Code">gluon/bin/java -jar Ensemble8.jar</text:p>
      <text:p text:style-name="Text_20_body">starts:</text:p>
      <text:p text:style-name="Code">gluon/bin/java -Dprism.useFontConfig=false -jar Ensemble8.jar</text:p>
      <text:p text:style-name="Text_20_body">Lucidia fonts was already in sunjre.</text:p>
      <text:h text:style-name="Heading_20_2" text:outline-level="2">Cross check Raspbian</text:h>
      <text:p text:style-name="Text_20_body">With installed oracle jre … good performance</text:p>
      <text:p text:style-name="Text_20_body">Ensemble8 with Liberica jre same symtoms … no keyboard and scrollbar cursor disappear</text:p>
      <text:p text:style-name="Text_20_body"/>
      <text:h text:style-name="Heading_20_1" text:outline-level="1"><text:soft-page-break/>Prep 4 X</text:h>
      <text:p text:style-name="Text_20_body">For german kezboard and Timezon the File</text:p>
      <text:p text:style-name="Text_20_body">~/.xinitrc</text:p>
      <text:p text:style-name="Text_20_body">must contain</text:p>
      <text:p text:style-name="Code">setxkbmap de &amp;</text:p>
      <text:p text:style-name="Code">timedatectl set-timeyone Europe/Berlin &amp;</text:p>
      <text:p text:style-name="Code">startlxde</text:p>
      <text:p text:style-name="Code"/>
      <text:h text:style-name="Heading_20_1" text:outline-level="1">Add JRE</text:h>
      <text:h text:style-name="Heading_20_2" text:outline-level="2">Added dirs in ala userland</text:h>
      <text:p text:style-name="Text_20_body">/opt/as/apps</text:p>
      <text:p text:style-name="Text_20_body">Own applications</text:p>
      <text:p text:style-name="Text_20_body">as application and watchmen</text:p>
      <text:p text:style-name="Text_20_body"/>
      <text:p text:style-name="Text_20_body">/opt/as/sunjre</text:p>
      <text:p text:style-name="Text_20_body">Last latest sun / oracle jre 8 full generated by jrecreate</text:p>
      <text:p text:style-name="Text_20_body">/opt/as/gluon</text:p>
      <text:p text:style-name="Text_20_body">/opt/as/lib9</text:p>
      <text:p text:style-name="Text_20_body">Latest Bellsoft Liberica jre version 9 (with javafx)</text:p>
      <text:p text:style-name="Text_20_body">/opt/as/lib11</text:p>
      <text:p text:style-name="Text_20_body">Latest Bellsoft Liberica jre version 11 (with javafx)</text:p>
      <text:h text:style-name="Heading_20_2" text:outline-level="2">Files added to userland</text:h>
      <text:p text:style-name="Text_20_body">/home/alarm/.xinitrc</text:p>
      <text:p text:style-name="Text_20_body">/root/system-update.sh</text:p>
      <text:p text:style-name="Text_20_body"/>
      <text:h text:style-name="Heading_20_2" text:outline-level="2">systemd add ons</text:h>
      <text:p text:style-name="Text_20_body">Find out what to do</text:p>
      <text:h text:style-name="Heading_20_1" text:outline-level="1">Other Linux commands</text:h>
      <text:p text:style-name="Text_20_body"/>
      <text:p text:style-name="Code">netstat -a -tcp -n</text:p>
      <text:p text:style-name="Code">ps -aux</text:p>
      <text:p text:style-name="Code">ip link show</text:p>
      <text:p text:style-name="Code"/>
      <text:p text:style-name="Code">modprobe b43</text:p>
      <text:p text:style-name="Code">xscreensaver-demo # to disable</text:p>
      <text:p text:style-name="Code">mount <text:a xlink:type="simple" xlink:href="smb://qnap/public" text:style-name="Internet_20_link" text:visited-style-name="Visited_20_Internet_20_Link">//qnap/public</text:a> qn</text:p>
      <text:p text:style-name="Text_20_body">only root can write</text:p>
      <text:p text:style-name="Code"><text:soft-page-break/>sudo mount -t cifs -o vers=2.0,username=otto,password=geheim //192.168.1.100/Tausch /media/austausch </text:p>
      <text:p text:style-name="Code"/>
      <text:p text:style-name="Text_20_body">CAN-Bus</text:p>
      <text:p text:style-name="Code">ip link add type vcan</text:p>
      <text:p text:style-name="Code">ip link add dev vcan42 type vcan</text:p>
      <text:p text:style-name="Code">ip link del vcan42</text:p>
      <text:p text:style-name="Text_20_body">Works on <text:s/>Raspi</text:p>
      <text:p text:style-name="Text_20_body"/>
      <text:p text:style-name="Text_20_body">Open Port in firefox for watchmen</text:p>
      <text:p text:style-name="Code">about:config</text:p>
      <text:p text:style-name="Code"/>
      <text:p text:style-name="Code">network.security.ports.banned.override value:portnumber</text:p>
      <text:p text:style-name="Text_20_body"/>
      <text:h text:style-name="Heading_20_1" text:outline-level="1">ToDo</text:h>
      <text:p text:style-name="Text_20_body">Systemd start</text:p>
      <text:p text:style-name="Text_20_body">lxde</text:p>
      <text:p text:style-name="Text_20_body">as</text:p>
      <text:p text:style-name="Text_20_body">watchmen</text:p>
      <text:p text:style-name="Text_20_body">lxde starts for test programms</text:p>
      <text:p text:style-name="Text_20_body">config.txt as add logic</text:p>
      <text:p text:style-name="Text_20_body">how to get alarm by name</text:p>
      <text:p text:style-name="Text_20_body">pacman –noconfirm</text:p>
      <text:p text:style-name="Text_20_body">must be root in script start</text:p>
      <text:p text:style-name="Text_20_body">arch wiki font configuration</text:p>
      <text:p text:style-name="Text_20_body"/>
      <text:h text:style-name="P6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h text:style-name="Heading_20_2" text:outline-level="2">OpenJDK</text:h>
      <text:p text:style-name="Text_20_body"><text:a xlink:type="simple" xlink:href="https://wiki.openjdk.java.net/display/OpenJFX/Monocle" text:style-name="Internet_20_link" text:visited-style-name="Visited_20_Internet_20_Link">https://wiki.openjdk.java.net/display/OpenJFX/Monocle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Text_20_body"><text:a xlink:type="simple" xlink:href="https://wiki.openjdk.java.net/display/OpenJFX/Platforms" text:style-name="Internet_20_link" text:visited-style-name="Visited_20_Internet_20_Link">https://wiki.openjdk.java.net/display/OpenJFX/Platforms</text:a> </text:p>
      <text:p text:style-name="Text_20_body"><text:a xlink:type="simple" xlink:href="https://wiki.openjdk.java.net/display/OpenJFX/Touch+screen+calibration+on+embedded+platforms" text:style-name="Internet_20_link" text:visited-style-name="Visited_20_Internet_20_Link">https://wiki.openjdk.java.net/display/OpenJFX/Touch+screen+calibration+on+embedded+platforms</text:a> </text:p>
      <text:p text:style-name="Text_20_body"><text:a xlink:type="simple" xlink:href="https://openjfx.io/javadoc/11/" text:style-name="Internet_20_link" text:visited-style-name="Visited_20_Internet_20_Link">https://openjfx.io/javadoc/11/</text:a> </text:p>
      <text:h text:style-name="Heading_20_2" text:outline-level="2">Liberica jre</text:h>
      <text:p text:style-name="Text_20_body">Company</text:p>
      <text:p text:style-name="Text_20_body"><text:a xlink:type="simple" xlink:href="https://www.bell-sw.com/" text:style-name="Internet_20_link" text:visited-style-name="Visited_20_Internet_20_Link">https://www.bell-sw.com/</text:a> </text:p>
      <text:p text:style-name="Text_20_body">List of all releases</text:p>
      <text:p text:style-name="Text_20_body"><text:a xlink:type="simple" xlink:href="https://github.com/bell-sw/Liberica/releases/" text:style-name="Internet_20_link" text:visited-style-name="Visited_20_Internet_20_Link">https://github.com/bell-sw/Liberica/releases/</text:a> </text:p>
      <text:h text:style-name="Heading_20_2" text:outline-level="2">Azul Zulu</text:h>
      <text:p text:style-name="Text_20_body"><text:a xlink:type="simple" xlink:href="https://www.azul.com/downloads/zulu/" text:style-name="Internet_20_link" text:visited-style-name="Visited_20_Internet_20_Link">https://www.azul.com/downloads/zulu/</text:a> </text:p>
      <text:p text:style-name="Text_20_body"><text:a xlink:type="simple" xlink:href="https://www.azul.com/downloads/zulu/zulufx/" text:style-name="Internet_20_link" text:visited-style-name="Visited_20_Internet_20_Link">https://www.azul.com/downloads/zulu/zulufx/</text:a> </text:p>
      <text:p text:style-name="Text_20_body">kein arm</text:p>
      <text:h text:style-name="Heading_20_2" text:outline-level="2">Other</text:h>
      <text:p text:style-name="Text_20_body"><text:a xlink:type="simple" xlink:href="https://www.b4x.com/android/forum/threads/raspberry-pi-b4j-ui-applications-with-liberica-jdk.92950/" text:style-name="Internet_20_link" text:visited-style-name="Visited_20_Internet_20_Link">https://www.b4x.com/android/forum/threads/raspberry-pi-b4j-ui-applications-with-liberica-jdk.92950/</text:a> </text:p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3-03T12:25:36.21</dc:date>
    <meta:editing-duration>P1DT21H44M13S</meta:editing-duration>
    <meta:editing-cycles>96</meta:editing-cycles>
    <meta:generator>OpenOffice/4.1.5$Win32 OpenOffice.org_project/415m1$Build-9789</meta:generator>
    <meta:document-statistic meta:table-count="0" meta:image-count="0" meta:object-count="0" meta:page-count="9" meta:paragraph-count="274" meta:word-count="1120" meta:character-count="7849"/>
  </office:meta>
</office:document-meta>
</file>